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ising-temperature/" text:style-name="Internet_20_link" text:visited-style-name="Visited_20_Internet_20_Link"><text:span text:style-name="T1">197. Rising Temperature</text:span></text:a></text:p>
      <text:section text:style-name="Sect1" text:name="headlessui-popover-button-:rj:">
        <text:p text:style-name="Standard"/>
      </text:section>
      <text:p text:style-name="P4">Easy</text:p>
      <text:p text:style-name="P4">2K</text:p>
      <text:p text:style-name="P4">511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Weather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recordDate <text:s text:c="3"/>| date <text:s text:c="3"/>|</text:p>
      <text:p text:style-name="P2">| temperature <text:s text:c="2"/>| int <text:s text:c="4"/>|</text:p>
      <text:p text:style-name="P2">+---------------+---------+</text:p>
      <text:p text:style-name="P2">In SQL, id is the primary key for this table.</text:p>
      <text:p text:style-name="P1">This table contains information about the temperature on a certain day.</text:p>
      <text:p text:style-name="P6"> </text:p>
      <text:p text:style-name="P7"><text:span text:style-name="T1">Find all dates' </text:span><text:span text:style-name="Source_20_Text"><text:span text:style-name="T2">Id</text:span></text:span><text:span text:style-name="T1"> with higher temperatures compared to its previous dates (yesterday)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Weather table:</text:p>
      <text:p text:style-name="P2">+----+------------+-------------+</text:p>
      <text:p text:style-name="P2">| id | recordDate | temperature |</text:p>
      <text:p text:style-name="P2">+----+------------+-------------+</text:p>
      <text:p text:style-name="P2">| 1 <text:s/>| 2015-01-01 | 10 <text:s text:c="9"/>|</text:p>
      <text:p text:style-name="P2">| 2 <text:s/>| 2015-01-02 | 25 <text:s text:c="9"/>|</text:p>
      <text:p text:style-name="P2">| 3 <text:s/>| 2015-01-03 | 20 <text:s text:c="9"/>|</text:p>
      <text:p text:style-name="P2">| 4 <text:s/>| 2015-01-04 | 30 <text:s text:c="9"/>|</text:p>
      <text:p text:style-name="P2">+----+------------+-------------+</text:p>
      <text:p text:style-name="P3"><text:span text:style-name="Strong_20_Emphasis"><text:span text:style-name="T1">Output:</text:span></text:span><text:span text:style-name="T1"> </text:span></text:p>
      <text:p text:style-name="P2">+----+</text:p>
      <text:p text:style-name="P2">| id |</text:p>
      <text:p text:style-name="P2">+----+</text:p>
      <text:p text:style-name="P2">| 2 <text:s/>|</text:p>
      <text:p text:style-name="P2">| 4 <text:s/>|</text:p>
      <text:p text:style-name="P2">+----+</text:p>
      <text:p text:style-name="P3"><text:span text:style-name="Strong_20_Emphasis"><text:span text:style-name="T1">Explanation:</text:span></text:span><text:span text:style-name="T1"> </text:span></text:p>
      <text:p text:style-name="P2"><text:soft-page-break/>In 2015-01-02, the temperature was higher than the previous day (10 -&gt; 25).</text:p>
      <text:p text:style-name="P1">In 2015-01-04, the temperature was higher than the previous day (20 -&gt; 30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22:46:33.275000000</dc:date>
    <meta:editing-duration>PT11S</meta:editing-duration>
    <meta:editing-cycles>1</meta:editing-cycles>
    <meta:document-statistic meta:table-count="0" meta:image-count="0" meta:object-count="0" meta:page-count="2" meta:paragraph-count="43" meta:word-count="187" meta:character-count="1057" meta:non-whitespace-character-count="850"/>
    <meta:generator>LibreOffice/7.2.2.2$Windows_X86_64 LibreOffice_project/02b2acce88a210515b4a5bb2e46cbfb63fe97d56</meta:generator>
  </office:meta>
</office:document-meta>
</file>